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780000004435FE0779ABC825A57.png" manifest:media-type="image/png"/>
  <manifest:file-entry manifest:full-path="Pictures/1000000100000453000002BB9C8C9E68A8FDEF62.png" manifest:media-type="image/png"/>
  <manifest:file-entry manifest:full-path="Pictures/100000010000035C000003125B1001FA4B2E99CB.png" manifest:media-type="image/png"/>
  <manifest:file-entry manifest:full-path="Pictures/100000010000093B000005F5376709A234844F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style:font-name="Source Sans Pro Semibold2" fo:font-size="22pt" fo:font-weight="600"/>
    </style:style>
    <style:style style:name="P7" style:family="paragraph">
      <loext:graphic-properties draw:fill="none" draw:fill-color="#ffffff"/>
      <style:text-properties style:font-name="Source Sans Pro Semibold2" fo:font-size="22pt" fo:font-weight="600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Absorption et émission de la lumière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8.5cm" svg:height="4.83cm" svg:x="16.5cm" svg:y="1.17cm">
          <draw:image xlink:href="Pictures/1000000100000780000004435FE0779ABC825A57.png" xlink:type="simple" xlink:show="embed" xlink:actuate="onLoad" draw:mime-type="image/png">
            <text:p/>
          </draw:image>
        </draw:frame>
        <draw:frame draw:style-name="gr4" draw:text-style-name="P7" draw:layer="layout" svg:width="4.947cm" svg:height="1.225cm" svg:x="18.053cm" svg:y="6.5cm">
          <draw:text-box>
            <text:p text:style-name="P6">Rhodamine B</text:p>
          </draw:text-box>
        </draw:frame>
        <draw:frame draw:style-name="gr3" draw:text-style-name="P5" xml:id="id1" draw:id="id1" draw:layer="layout" svg:width="17.5cm" svg:height="11.05cm" svg:x="0.5cm" svg:y="2.467cm">
          <draw:image xlink:href="Pictures/1000000100000453000002BB9C8C9E68A8FDEF62.png" xlink:type="simple" xlink:show="embed" xlink:actuate="onLoad" draw:mime-type="image/png">
            <text:p/>
          </draw:image>
        </draw:frame>
        <draw:frame draw:style-name="gr4" draw:text-style-name="P7" xml:id="id2" draw:id="id2" draw:layer="layout" svg:width="7.453cm" svg:height="1.225cm" svg:x="6.547cm" svg:y="13.775cm">
          <draw:text-box>
            <text:p text:style-name="P6">Spectre d’absorp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1.932cm" svg:height="10.905cm" svg:x="8.068cm" svg:y="2cm">
          <draw:image xlink:href="Pictures/100000010000035C000003125B1001FA4B2E99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20.005cm" svg:height="12.91cm" svg:x="3.998cm" svg:y="1cm">
          <draw:image xlink:href="Pictures/100000010000093B000005F5376709A234844F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50M32S</meta:editing-duration>
    <meta:editing-cycles>19</meta:editing-cycles>
    <meta:generator>LibreOffice/7.2.7.2$Windows_X86_64 LibreOffice_project/8d71d29d553c0f7dcbfa38fbfda25ee34cce99a2</meta:generator>
    <dc:title>Slide agreg</dc:title>
    <dc:date>2022-06-03T00:16:15.636000000</dc:date>
    <meta:document-statistic meta:object-count="83"/>
  </office:meta>
</office:document-meta>
</file>